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ItemSpecificationUpdate-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ItemSpecificationUpdate">
            <text:p>CatalogueItemSpecificationUpdate</text:p>
          </table:table-cell>
          <table:table-cell table:style-name="ce7" office:value-type="string" office:string-value="Catalogue Item Specification Update. Details">
            <text:p>Catalogue Item Specification Update. Details</text:p>
          </table:table-cell>
          <table:table-cell table:style-name="ce7" office:value-type="string" office:string-value=""/>
          <table:table-cell table:style-name="ce7" office:value-type="string" office:string-value="Catalogue Item Specification Update">
            <text:p>Catalogue Item Specification Updat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update information (e.g., technical descriptions and properties) about Items in an existing Catalogue.">
            <text:p>A document used to update information (e.g., technical descriptions and properties) about Items in an existing Catalogue.</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Catalogue Item Specification Update. UBL Version Identifier. Identifier">
            <text:p>Catalogue Item Specification Update. UBL Version Identifier. Identifier</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Catalogue Item Specification Update. Customization Identifier. Identifier">
            <text:p>Catalogue Item Specification Update. Customization Identifier. Identifier</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Catalogue Item Specification Update. Profile Identifier. Identifier">
            <text:p>Catalogue Item Specification Update. Profile Identifier. Identifier</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subset of UBL being used.">
            <text:p>Identifies a user-defined profile of the subset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Catalogue Item Specification Update. Profile Execution Identifier. Identifier">
            <text:p>Catalogue Item Specification Update. Profile Execution Identifier. Identifier</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Catalogue Item Specification Update. Identifier">
            <text:p>Catalogue Item Specification Update. Identifier</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8" office:string-value="Catalogue Item Specification Update. UUID. Identifier">
            <text:p>Catalogue Item Specification Update. UUID. Identifier</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8]&lt;&gt;&quot;&quot;;CONCATENATE([.F8];&quot; &quot;;[.G8]);[.G8])"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8" office:string-value="Catalogue Item Specification Update. Name">
            <text:p>Catalogue Item Specification Update. Name</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table:style-name="ce8" office:value-type="string" office:string-value=""/>
          <table:table-cell office:value-type="string" table:style-name="ce8" office:string-value="Name">
            <text:p>Name</text:p>
          </table:table-cell>
          <table:table-cell office:value-type="string" table:style-name="ce3" table:formula="of:=IF([.F9]&lt;&gt;&quot;&quot;;CONCATENATE([.F9];&quot; &quot;;[.G9]);[.G9])" office:string-value="Name">
            <text:p>Name</text:p>
          </table:table-cell>
          <table:table-cell office:value-type="string" table:style-name="ce8" office:string-value="Name">
            <text:p>Name</text:p>
          </table:table-cell>
          <table:table-cell table:style-name="ce8" office:value-type="string" office:string-value=""/>
          <table:table-cell office:value-type="string" table:style-name="ce3" table:formula="of:=IF([.J9]&lt;&gt;&quot;&quot;;CONCATENATE([.J9];&quot;_ &quot;;[.I9];&quot;. Type&quot;);CONCATENATE([.I9];&quot;. Type&quot;))" office:string-value="Name. Type">
            <text:p>Na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ext, assigned by the sender, that identifies this document to business users.">
            <text:p>Text, assigned by the sender, that identifies this document to business users.</text:p>
          </table:table-cell>
          <table:table-cell office:value-type="string" table:style-name="ce8" office:string-value="electrical goods - new energy ratings. ">
            <text:p><text:s/>electrical goods - new energy ratings.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Catalogue Item Specification Update. Issue Date. Date">
            <text:p>Catalogue Item Specification Update. Issue Date. Date</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Catalogue Item Specification Update. Issue Time. Time">
            <text:p>Catalogue Item Specification Update. Issue Time. Time</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visionDate">
            <text:p>RevisionDate</text:p>
          </table:table-cell>
          <table:table-cell office:value-type="string" table:style-name="ce8" office:string-value="Catalogue Item Specification Update. Revision Date. Date">
            <text:p>Catalogue Item Specification Update. Revision Date. Date</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office:value-type="string" table:style-name="ce8" office:string-value="Revision">
            <text:p>Revision</text:p>
          </table:table-cell>
          <table:table-cell office:value-type="string" table:style-name="ce8" office:string-value="Date">
            <text:p>Date</text:p>
          </table:table-cell>
          <table:table-cell office:value-type="string" table:style-name="ce3" table:formula="of:=IF([.F12]&lt;&gt;&quot;&quot;;CONCATENATE([.F12];&quot; &quot;;[.G12]);[.G12])" office:string-value="Revision Date">
            <text:p>Revision Date</text:p>
          </table:table-cell>
          <table:table-cell office:value-type="string" table:style-name="ce8" office:string-value="Date">
            <text:p>Date</text:p>
          </table:table-cell>
          <table:table-cell table:style-name="ce8" office:value-type="string" office:string-value=""/>
          <table:table-cell office:value-type="string" table:style-name="ce3" table:formula="of:=IF([.J12]&lt;&gt;&quot;&quot;;CONCATENATE([.J12];&quot;_ &quot;;[.I12];&quot;. Type&quot;);CONCATENATE([.I12];&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seller, on which the Catalogue was revised.">
            <text:p>The date, assigned by the seller, on which the Catalogue was revis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Time">
            <text:p>RevisionTime</text:p>
          </table:table-cell>
          <table:table-cell office:value-type="string" table:style-name="ce8" office:string-value="Catalogue Item Specification Update. Revision Time. Time">
            <text:p>Catalogue Item Specification Update. Revision Time. Time</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office:value-type="string" table:style-name="ce8" office:string-value="Revision">
            <text:p>Revision</text:p>
          </table:table-cell>
          <table:table-cell office:value-type="string" table:style-name="ce8" office:string-value="Time">
            <text:p>Time</text:p>
          </table:table-cell>
          <table:table-cell office:value-type="string" table:style-name="ce3" table:formula="of:=IF([.F13]&lt;&gt;&quot;&quot;;CONCATENATE([.F13];&quot; &quot;;[.G13]);[.G13])" office:string-value="Revision Time">
            <text:p>Revision Time</text:p>
          </table:table-cell>
          <table:table-cell office:value-type="string" table:style-name="ce8" office:string-value="Time">
            <text:p>Time</text:p>
          </table:table-cell>
          <table:table-cell table:style-name="ce8" office:value-type="string" office:string-value=""/>
          <table:table-cell office:value-type="string" table:style-name="ce3" table:formula="of:=IF([.J13]&lt;&gt;&quot;&quot;;CONCATENATE([.J13];&quot;_ &quot;;[.I13];&quot;. Type&quot;);CONCATENATE([.I13];&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ller, at which the Catalogue was revised.">
            <text:p>The time, assigned by the seller, at which the Catalogue was revis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Catalogue Item Specification Update. Note. Text">
            <text:p>Catalogue Item Specification Update. Note. Text</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escription">
            <text:p>Description</text:p>
          </table:table-cell>
          <table:table-cell office:value-type="string" table:style-name="ce8" office:string-value="Catalogue Item Specification Update. Description. Text">
            <text:p>Catalogue Item Specification Update. Description. Text</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table:style-name="ce8" office:value-type="string" office:string-value=""/>
          <table:table-cell office:value-type="string" table:style-name="ce8" office:string-value="Description">
            <text:p>Description</text:p>
          </table:table-cell>
          <table:table-cell office:value-type="string" table:style-name="ce3" table:formula="of:=IF([.F15]&lt;&gt;&quot;&quot;;CONCATENATE([.F15];&quot; &quot;;[.G15]);[.G15])" office:string-value="Description">
            <text:p>Description</text:p>
          </table:table-cell>
          <table:table-cell office:value-type="string" table:style-name="ce8" office:string-value="Text">
            <text:p>Text</text:p>
          </table:table-cell>
          <table:table-cell table:style-name="ce8" office:value-type="string" office:string-value=""/>
          <table:table-cell office:value-type="string" table:style-name="ce3" table:formula="of:=IF([.J15]&lt;&gt;&quot;&quot;;CONCATENATE([.J15];&quot;_ &quot;;[.I15];&quot;. Type&quot;);CONCATENATE([.I15];&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Textual description of the document instance.">
            <text:p>Textual description of the document instance.</text:p>
          </table:table-cell>
          <table:table-cell office:value-type="string" table:style-name="ce8" office:string-value="ratings based on new environmental standards for EU ">
            <text:p><text:s/>ratings based on new environmental standards for EU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VersionID">
            <text:p>VersionID</text:p>
          </table:table-cell>
          <table:table-cell office:value-type="string" table:style-name="ce8" office:string-value="Catalogue Item Specification Update. Version. Identifier">
            <text:p>Catalogue Item Specification Update. Version. Identifier</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table:style-name="ce8" office:value-type="string" office:string-value=""/>
          <table:table-cell office:value-type="string" table:style-name="ce8" office:string-value="Version">
            <text:p>Version</text:p>
          </table:table-cell>
          <table:table-cell office:value-type="string" table:style-name="ce3" table:formula="of:=IF([.F16]&lt;&gt;&quot;&quot;;CONCATENATE([.F16];&quot; &quot;;[.G16]);[.G16])"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6]&lt;&gt;&quot;&quot;;CONCATENATE([.J16];&quot;_ &quot;;[.I16];&quot;. Type&quot;);CONCATENATE([.I1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current version of the Catalogue.">
            <text:p>Identifies the current version of the Catalogue.</text:p>
          </table:table-cell>
          <table:table-cell office:value-type="string" table:style-name="ce8" office:string-value="1.1 ">
            <text:p><text:s/>1.1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8" office:string-value="Catalogue Item Specification Update. Line Count. Numeric">
            <text:p>Catalogue Item Specification Update. Line Count. Numeric</text:p>
          </table:table-cell>
          <table:table-cell table:style-name="ce8" office:value-type="string" office:string-value=""/>
          <table:table-cell office:value-type="string" table:style-name="ce8" office:string-value="Catalogue Item Specification Update">
            <text:p>Catalogue Item Specification Update</text:p>
          </table:table-cell>
          <table:table-cell table:style-name="ce8" office:value-type="string" office:string-value=""/>
          <table:table-cell office:value-type="string" table:style-name="ce8" office:string-value="Line">
            <text:p>Line</text:p>
          </table:table-cell>
          <table:table-cell office:value-type="string" table:style-name="ce8" office:string-value="Count">
            <text:p>Count</text:p>
          </table:table-cell>
          <table:table-cell office:value-type="string" table:style-name="ce3" table:formula="of:=IF([.F17]&lt;&gt;&quot;&quot;;CONCATENATE([.F17];&quot; &quot;;[.G17]);[.G17])" office:string-value="Line Count">
            <text:p>Line Count</text:p>
          </table:table-cell>
          <table:table-cell office:value-type="string" table:style-name="ce8" office:string-value="Numeric">
            <text:p>Numeric</text:p>
          </table:table-cell>
          <table:table-cell table:style-name="ce8" office:value-type="string" office:string-value=""/>
          <table:table-cell office:value-type="string" table:style-name="ce3" table:formula="of:=IF([.J17]&lt;&gt;&quot;&quot;;CONCATENATE([.J17];&quot;_ &quot;;[.I17];&quot;. Type&quot;);CONCATENATE([.I17];&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number of Catalogue Item Specification Update Lines in this document.">
            <text:p>The number of Catalogue Item Specification Update Lines in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9" office:value-type="string" office:string-value="Catalogue Item Specification Update. Validity_ Period. Period">
            <text:p>Catalogue Item Specification Update. Validity_ Period. Period</text:p>
          </table:table-cell>
          <table:table-cell table:style-name="ce9" office:value-type="string" office:string-value=""/>
          <table:table-cell table:style-name="ce9" office:value-type="string" office:string-value="Catalogue Item Specification Update">
            <text:p>Catalogue Item Specification Update</text:p>
          </table:table-cell>
          <table:table-cell table:style-name="ce9" office:value-type="string" office:string-value="Validity">
            <text:p>Validity</text:p>
          </table:table-cell>
          <table:table-cell table:style-name="ce9" office:value-type="string" office:string-value=""/>
          <table:table-cell table:style-name="ce9" office:value-type="string" office:string-value=""/>
          <table:table-cell table:style-name="ce9" table:formula="of:=[.M18]"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period, assigned by the seller, during which the information in the Catalogue Revision is effective. This may be given as start and end dates or as a duration.">
            <text:p>A period, assigned by the seller, during which the information in the Catalogue Revision is effective. This may be given as start and end dates or as a dur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9" office:value-type="string" office:string-value="Catalogue Item Specification Update. Related_ Catalogue Reference. Catalogue Reference">
            <text:p>Catalogue Item Specification Update. Related_ Catalogue Reference. Catalogue Reference</text:p>
          </table:table-cell>
          <table:table-cell table:style-name="ce9" office:value-type="string" office:string-value=""/>
          <table:table-cell table:style-name="ce9" office:value-type="string" office:string-value="Catalogue Item Specification Update">
            <text:p>Catalogue Item Specification Update</text:p>
          </table:table-cell>
          <table:table-cell table:style-name="ce9" office:value-type="string" office:string-value="Related">
            <text:p>Related</text:p>
          </table:table-cell>
          <table:table-cell table:style-name="ce9" office:value-type="string" office:string-value=""/>
          <table:table-cell table:style-name="ce9" office:value-type="string" office:string-value=""/>
          <table:table-cell table:style-name="ce9" table:formula="of:=[.M19]" office:value-type="string" office:string-value="Catalogue Reference">
            <text:p>Catalogue Reference</text:p>
          </table:table-cell>
          <table:table-cell table:style-name="ce9" office:value-type="string" office:string-value="Catalogue Reference">
            <text:p>Catalogue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atalogue Reference">
            <text:p>Catalogue Reference</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A reference to the Catalogue being updated.">
            <text:p>A reference to the Catalogue being upda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9" office:value-type="string" office:string-value="Catalogue Item Specification Update. Referenced_ Contract. Contract">
            <text:p>Catalogue Item Specification Update. Referenced_ Contract. Contract</text:p>
          </table:table-cell>
          <table:table-cell table:style-name="ce9" office:value-type="string" office:string-value=""/>
          <table:table-cell table:style-name="ce9" office:value-type="string" office:string-value="Catalogue Item Specification Update">
            <text:p>Catalogue Item Specification Update</text:p>
          </table:table-cell>
          <table:table-cell table:style-name="ce9" office:value-type="string" office:string-value="Referenced">
            <text:p>Referenced</text:p>
          </table:table-cell>
          <table:table-cell table:style-name="ce9" office:value-type="string" office:string-value=""/>
          <table:table-cell table:style-name="ce9" office:value-type="string" office:string-value=""/>
          <table:table-cell table:style-name="ce9" table:formula="of:=[.M20]" office:value-type="string" office:string-value="Contract">
            <text:p>Contract</text:p>
          </table:table-cell>
          <table:table-cell table:style-name="ce9" office:value-type="string"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
            <text:p>Contrac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contract or framework agreement with which the Catalogue is associated.">
            <text:p>A contract or framework agreement with which the Catalogue is associa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9" office:value-type="string" office:string-value="Catalogue Item Specification Update. Signature">
            <text:p>Catalogue Item Specification Update. Signature</text:p>
          </table:table-cell>
          <table:table-cell table:style-name="ce9" office:value-type="string" office:string-value=""/>
          <table:table-cell table:style-name="ce9" office:value-type="string" office:string-value="Catalogue Item Specification Update">
            <text:p>Catalogue Item Specification Updat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9" office:value-type="string" office:string-value="Catalogue Item Specification Update. Provider_ Party. Party">
            <text:p>Catalogue Item Specification Update. Provider_ Party. Party</text:p>
          </table:table-cell>
          <table:table-cell table:style-name="ce9" office:value-type="string" office:string-value=""/>
          <table:table-cell table:style-name="ce9" office:value-type="string" office:string-value="Catalogue Item Specification Update">
            <text:p>Catalogue Item Specification Update</text:p>
          </table:table-cell>
          <table:table-cell table:style-name="ce9" office:value-type="string" office:string-value="Provider">
            <text:p>Provider</text:p>
          </table:table-cell>
          <table:table-cell table:style-name="ce9" office:value-type="string" office:string-value=""/>
          <table:table-cell table:style-name="ce9" office:value-type="string" office:string-value=""/>
          <table:table-cell table:style-name="ce9" table:formula="of:=[.M22]"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e Catalogue Item Specification Update.">
            <text:p>The party sending the Catalogue Item Specification Upda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9" office:value-type="string" office:string-value="Catalogue Item Specification Update. Receiver_ Party. Party">
            <text:p>Catalogue Item Specification Update. Receiver_ Party. Party</text:p>
          </table:table-cell>
          <table:table-cell table:style-name="ce9" office:value-type="string" office:string-value=""/>
          <table:table-cell table:style-name="ce9" office:value-type="string" office:string-value="Catalogue Item Specification Update">
            <text:p>Catalogue Item Specification Update</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23]"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e Catalogue Item Specification Update.">
            <text:p>The party receiving the Catalogue Item Specification Upda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9" office:value-type="string" office:string-value="Catalogue Item Specification Update. Seller_ Supplier Party. Supplier Party">
            <text:p>Catalogue Item Specification Update. Seller_ Supplier Party. Supplier Party</text:p>
          </table:table-cell>
          <table:table-cell table:style-name="ce9" office:value-type="string" office:string-value=""/>
          <table:table-cell table:style-name="ce9" office:value-type="string" office:string-value="Catalogue Item Specification Update">
            <text:p>Catalogue Item Specification Update</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4]"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9" office:value-type="string" office:string-value="Catalogue Item Specification Update. Contractor_ Customer Party. Customer Party">
            <text:p>Catalogue Item Specification Update. Contractor_ Customer Party. Customer Party</text:p>
          </table:table-cell>
          <table:table-cell table:style-name="ce9" office:value-type="string" office:string-value=""/>
          <table:table-cell table:style-name="ce9" office:value-type="string" office:string-value="Catalogue Item Specification Update">
            <text:p>Catalogue Item Specification Update</text:p>
          </table:table-cell>
          <table:table-cell table:style-name="ce9" office:value-type="string" office:string-value="Contractor">
            <text:p>Contractor</text:p>
          </table:table-cell>
          <table:table-cell table:style-name="ce9" office:value-type="string" office:string-value=""/>
          <table:table-cell table:style-name="ce9" office:value-type="string" office:string-value=""/>
          <table:table-cell table:style-name="ce9" table:formula="of:=[.M25]"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customer party responsible for the contracts with which the Catalogue is associated.">
            <text:p>The customer party responsible for the contracts with which the Catalogue is associa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9" office:value-type="string" office:string-value="Catalogue Item Specification Update. Trading Terms">
            <text:p>Catalogue Item Specification Update. Trading Terms</text:p>
          </table:table-cell>
          <table:table-cell table:style-name="ce9" office:value-type="string" office:string-value=""/>
          <table:table-cell table:style-name="ce9" office:value-type="string" office:string-value="Catalogue Item Specification Update">
            <text:p>Catalogue Item Specification Updat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6]" office:value-type="string" office:string-value="Trading Terms">
            <text:p>Trading Terms</text:p>
          </table:table-cell>
          <table:table-cell table:style-name="ce9" office:value-type="string" office:string-value="Trading Terms">
            <text:p>Trading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ding Terms">
            <text:p>Trading Term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trading terms associated with the Catalogue.">
            <text:p>The trading terms associated with the Catalogu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9" office:value-type="string" office:string-value="Catalogue Item Specification Update. Default_ Language. Language">
            <text:p>Catalogue Item Specification Update. Default_ Language. Language</text:p>
          </table:table-cell>
          <table:table-cell table:style-name="ce9" office:value-type="string" office:string-value=""/>
          <table:table-cell table:style-name="ce9" office:value-type="string" office:string-value="Catalogue Item Specification Update">
            <text:p>Catalogue Item Specification Update</text:p>
          </table:table-cell>
          <table:table-cell table:style-name="ce9" office:value-type="string" office:string-value="Default">
            <text:p>Default</text:p>
          </table:table-cell>
          <table:table-cell table:style-name="ce9" office:value-type="string" office:string-value=""/>
          <table:table-cell table:style-name="ce9" office:value-type="string" office:string-value=""/>
          <table:table-cell table:style-name="ce9" table:formula="of:=[.M27]" office:value-type="string" office:string-value="Language">
            <text:p>Language</text:p>
          </table:table-cell>
          <table:table-cell table:style-name="ce9" office:value-type="string" office:string-value="Language">
            <text:p>Languag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Language">
            <text:p>Languag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default language for the item specifications.">
            <text:p>The default language for the item specification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ItemSpecificationUpdateLine">
            <text:p>CatalogueItemSpecificationUpdateLine</text:p>
          </table:table-cell>
          <table:table-cell table:style-name="ce9" office:value-type="string" office:string-value="Catalogue Item Specification Update. Catalogue Item Specification Update Line">
            <text:p>Catalogue Item Specification Update. Catalogue Item Specification Update Line</text:p>
          </table:table-cell>
          <table:table-cell table:style-name="ce9" office:value-type="string" office:string-value=""/>
          <table:table-cell table:style-name="ce9" office:value-type="string" office:string-value="Catalogue Item Specification Update">
            <text:p>Catalogue Item Specification Updat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8]" office:value-type="string" office:string-value="Catalogue Item Specification Update Line">
            <text:p>Catalogue Item Specification Update Line</text:p>
          </table:table-cell>
          <table:table-cell table:style-name="ce9" office:value-type="string" office:string-value="Catalogue Item Specification Update Line">
            <text:p>Catalogue Item Specification Update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atalogue Item Specification Update Line">
            <text:p>Catalogue Item Specification Update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One or more lines in the Catalogue Item Specification Update, each line updating a specific catalogue item.">
            <text:p>One or more lines in the Catalogue Item Specification Update, each line updating a specific catalogue item.</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